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3995815356018313410"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паре сотен метров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принеси себя в жертву! Блядь…</text:p>
      <text:p text:style-name="P53"><text:span text:style-name="T11"/></text:p>
      <text:p text:style-name="P39"><text:span text:style-name="T11">&lt;</text:span><text:span text:style-name="T25">Дэш утешает Анона, старается приободрить его</text:span><text:span text:style-name="T11">&gt;</text:span></text:p>
      <text:p text:style-name="P53">– Анон?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text:soft-page-break/>–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text:soft-page-break/>–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text:soft-page-break/>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text:soft-page-break/>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text:soft-page-break/>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text:soft-page-break/>–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oft-page-break/><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text:soft-page-break/>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text:soft-page-break/></text:p>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8T23:27:02.72</dc:date>
    <meta:editing-duration>P141DT4H50M49S</meta:editing-duration>
    <meta:editing-cycles>8731</meta:editing-cycles>
    <meta:generator>OpenOffice/4.1.1$Win32 OpenOffice.org_project/411m6$Build-9775</meta:generator>
    <dc:creator>макс </dc:creator>
    <meta:document-statistic meta:table-count="0" meta:image-count="0" meta:object-count="0" meta:page-count="222" meta:paragraph-count="4670" meta:word-count="103057" meta:character-count="654988"/>
  </office:meta>
</office:document-meta>
</file>